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600000036D61B4E995.png" manifest:media-type="image/png"/>
  <manifest:file-entry manifest:full-path="Pictures/10000201000004A30000028CB172E242.png" manifest:media-type="image/png"/>
  <manifest:file-entry manifest:full-path="Pictures/10000201000001E00000010E70AC4429.png" manifest:media-type="image/png"/>
  <manifest:file-entry manifest:full-path="Pictures/10000201000001F4000000E00686770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8ac7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officeooo:rsid="000a8ac7"/>
    </style:style>
    <style:style style:name="T2" style:family="text">
      <style:text-properties fo:font-size="40pt" officeooo:rsid="000a8ac7" style:font-size-asian="40pt" style:font-size-complex="40pt"/>
    </style:style>
    <style:style style:name="T3" style:family="text">
      <style:text-properties fo:font-size="40pt" fo:font-weight="bold" officeooo:rsid="000a8ac7" style:font-size-asian="40pt" style:font-weight-asian="bold" style:font-size-complex="40pt" style:font-weight-complex="bold"/>
    </style:style>
    <style:style style:name="T4" style:family="text">
      <style:text-properties fo:font-size="40pt" fo:font-weight="bold" officeooo:rsid="000b42e0" style:font-size-asian="40pt" style:font-weight-asian="bold" style:font-size-complex="40pt" style:font-weight-complex="bold"/>
    </style:style>
    <style:style style:name="T5" style:family="text">
      <style:text-properties fo:font-size="60pt" fo:font-weight="bold" officeooo:rsid="000a8ac7" style:font-size-asian="60pt" style:font-weight-asian="bold" style:font-size-complex="60pt" style:font-weight-complex="bold"/>
    </style:style>
    <style:style style:name="T6" style:family="text">
      <style:text-properties fo:font-size="60pt" fo:font-weight="bold" officeooo:rsid="000b42e0" style:font-size-asian="60pt" style:font-weight-asian="bold" style:font-size-complex="60pt" style:font-weight-complex="bold"/>
    </style:style>
    <style:style style:name="T7" style:family="text">
      <style:text-properties fo:font-size="60pt" fo:font-weight="bold" officeooo:rsid="000b4810" style:font-size-asian="60pt" style:font-weight-asian="bold" style:font-size-complex="60pt" style:font-weight-complex="bold"/>
    </style:style>
    <style:style style:name="T8" style:family="text">
      <style:text-properties fo:font-size="32pt" fo:font-weight="bold" officeooo:rsid="000a8ac7" style:font-size-asian="32pt" style:font-weight-asian="bold" style:font-size-complex="32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217in" fo:min-width="1.2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39in" svg:y="0.1646in" svg:width="3.1256in" svg:height="1.4008in" draw:z-index="0"><draw:image xlink:href="Pictures/10000201000001F4000000E00686770D.png" xlink:type="simple" xlink:show="embed" xlink:actuate="onLoad"/></draw:frame><draw:frame draw:style-name="fr1" draw:name="Image2" text:anchor-type="paragraph" svg:x="7.3299in" svg:y="0.05in" svg:width="1.3673in" svg:height="0.7693in" draw:z-index="1"><draw:image xlink:href="Pictures/10000201000001E00000010E70AC4429.png" xlink:type="simple" xlink:show="embed" xlink:actuate="onLoad"/></draw:frame></text:p>
      <text:p text:style-name="Standard"/>
      <text:p text:style-name="Standard"><draw:custom-shape text:anchor-type="paragraph" draw:z-index="3" draw:style-name="gr1" draw:text-style-name="P3" svg:width="1.5031in" svg:height="1.0953in" svg:x="4.1728in" svg:y="0.039in"><text:p text:style-name="P2"><text:span text:style-name="T9">esp4s</text:span>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1"><draw:frame draw:style-name="fr1" draw:name="Image3" text:anchor-type="paragraph" svg:x="7.3354in" svg:y="0.428in" svg:width="1.2236in" svg:height="0.6717in" draw:z-index="2"><draw:image xlink:href="Pictures/10000201000004A30000028CB172E242.png" xlink:type="simple" xlink:show="embed" xlink:actuate="onLoad"/></draw:frame><text:span text:style-name="T3"> <text:s/></text:span><text:span text:style-name="T5">+</text:span><text:span text:style-name="T3"> <text:s text:c="19"/></text:span><text:span text:style-name="T5">+</text:span><text:span text:style-name="T3"> <text:s text:c="10"/></text:span></text:p>
      <text:p text:style-name="P1"/>
      <text:p text:style-name="P1"/>
      <text:p text:style-name="P1"><draw:frame draw:style-name="fr1" draw:name="Image4" text:anchor-type="paragraph" svg:x="0.0953in" svg:y="1.2417in" svg:width="9.4252in" svg:height="3.4437in" draw:z-index="4"><draw:image xlink:href="Pictures/10000201000009600000036D61B4E995.png" xlink:type="simple" xlink:show="embed" xlink:actuate="onLoad"/></draw:frame><text:span text:style-name="T3"> <text:s text:c="22"/><text:tab/><text:tab/><text:tab/></text:span><text:span text:style-name="T7">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09:46:37.158115548</meta:creation-date>
    <dc:date>2015-03-23T12:10:57.511008738</dc:date>
    <meta:editing-duration>PT2H24M20S</meta:editing-duration>
    <meta:editing-cycles>3</meta:editing-cycles>
    <meta:generator>LibreOffice/4.3.3.2$Linux_x86 LibreOffice_project/430m0$Build-2</meta:generator>
    <meta:document-statistic meta:table-count="0" meta:image-count="4" meta:object-count="0" meta:page-count="1" meta:paragraph-count="2" meta:word-count="3" meta:character-count="62" meta:non-whitespace-character-count="3"/>
  </office:meta>
</office:document-meta>
</file>